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paragraph-properties fo:text-align="justify" style:justify-single-word="false"/>
    </style:style>
    <style:style style:name="P147" style:family="paragraph" style:parent-style-name="Heading_20_3">
      <style:text-properties fo:language="ru" fo:country="RU"/>
    </style:style>
    <style:style style:name="P14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9"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3"/>
      <text:h text:style-name="P145"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59">Дайсон.</text:span></text:p>
      <text:p text:style-name="P75"><text:span text:style-name="T8">– </text:span><text:span text:style-name="T59">Сколько тебе лет?</text:span></text:p>
      <text:p text:style-name="P75"><text:span text:style-name="T8">– </text:span><text:span text:style-name="T59">Два года с начала запуска кластера.</text:span></text:p>
      <text:p text:style-name="P75"><text:span text:style-name="T8">– </text:span><text:span text:style-name="T59">Какой сейчас год?</text:span></text:p>
      <text:p text:style-name="P75"><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5"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text:span><text:span text:style-name="T1">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5"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1633102413008839704"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text:span><text:soft-page-break/><text:span text:style-name="T1">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text:soft-page-break/>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text:soft-page-break/>–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text:soft-page-break/>–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text:soft-page-break/>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text:soft-page-break/>–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text:soft-page-break/>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text:soft-page-break/>Передо мной захлопнулась дверь в палату.</text:p>
      <text:p text:style-name="P48">Ну охренеть! Я же ещё и виноват!</text:p>
      <text:p text:style-name="P48"/>
      <text:h text:style-name="P145"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text:soft-page-break/>–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text:soft-page-break/>–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text:soft-page-break/>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text:soft-page-break/>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soft-page-break/>***</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text:soft-page-break/>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text:soft-page-break/></text:p>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text:soft-page-break/>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text:soft-page-break/></text:p>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5"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text:soft-page-break/>–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text:soft-page-break/>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text:soft-page-break/>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text:span><text:soft-page-break/><text:span text:style-name="T40">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4">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4">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4">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4">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4">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soft-page-break/>…</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text:soft-page-break/>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oft-page-break/><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text:span><text:soft-page-break/><text:span text:style-name="T27">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oft-page-break/><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oft-page-break/><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oft-page-break/><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6"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62">А ч</text:span>то случилось с кракеном?</text:p>
      <text:p text:style-name="P53"><text:soft-page-break/>– Он провалился в <text:span text:style-name="T62">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text:p>
      <text:p text:style-name="P53">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 вышине вондерболта.</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на близкой дистанции увернуться от них будет трудновато.</text:p>
      <text:p text:style-name="P53"/>
      <text:p text:style-name="P53"/>
      <text:p text:style-name="P53"/>
      <text:p text:style-name="P53"/>
      <text:p text:style-name="P53"/>
      <text:p text:style-name="P53"/>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39"><text:span text:style-name="T11">&lt;</text:span><text:span text:style-name="T25">Дэш утешает Анона, старается приободрить его</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text:soft-page-break/>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oft-page-break/><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47"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text:soft-page-break/>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text:soft-page-break/>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text:soft-page-break/></text:p>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text:soft-page-break/>–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47"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text:soft-page-break/>–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text:soft-page-break/>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text:soft-page-break/></text:p>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text:soft-page-break/>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text:soft-page-break/>–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text:soft-page-break/>–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5" text:outline-level="2">2<text:span text:style-name="T1">9</text:span>. Отбытие</text:h>
      <text:p text:style-name="P116">&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oft-page-break/><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text:soft-page-break/>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text:soft-page-break/></text:p>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text:soft-page-break/>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text:soft-page-break/></text:p>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text:soft-page-break/>–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text:soft-page-break/>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text:span><text:span text:style-name="T49">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7">Я подозрительно посмотрел на Анакорна.</text:p>
      <text:p text:style-name="P106"><text:span text:style-name="T17">– </text:span><text:span text:style-name="T4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text:soft-page-break/></text:p>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text:soft-page-break/>–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2">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18T00:37:38.06</dc:date>
    <meta:editing-duration>P141DT41M51S</meta:editing-duration>
    <meta:editing-cycles>8717</meta:editing-cycles>
    <meta:generator>OpenOffice/4.1.1$Win32 OpenOffice.org_project/411m6$Build-9775</meta:generator>
    <dc:creator>макс </dc:creator>
    <meta:document-statistic meta:table-count="0" meta:image-count="0" meta:object-count="0" meta:page-count="222" meta:paragraph-count="4668" meta:word-count="102916" meta:character-count="654084"/>
  </office:meta>
</office:document-meta>
</file>